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8.812cm" fo:margin-left="0cm" table:align="left" style:may-break-between-rows="true" table:border-model="collapsing"/>
    </style:style>
    <style:style style:name="Tabel1.A" style:family="table-column">
      <style:table-column-properties style:column-width="4.249cm"/>
    </style:style>
    <style:style style:name="Tabel1.B" style:family="table-column">
      <style:table-column-properties style:column-width="4.251cm"/>
    </style:style>
    <style:style style:name="Tabel1.C" style:family="table-column">
      <style:table-column-properties style:column-width="4.888cm"/>
    </style:style>
    <style:style style:name="Tabel1.D" style:family="table-column">
      <style:table-column-properties style:column-width="5.424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C1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5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B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126352"/>
    </style:style>
    <style:style style:name="P4" style:family="paragraph" style:parent-style-name="Standard">
      <style:text-properties officeooo:paragraph-rsid="001500da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officeooo:paragraph-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2765" officeooo:paragraph-rsid="001a2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bdde" officeooo:paragraph-rsid="001bb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043" officeooo:paragraph-rsid="001d9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6deb" officeooo:paragraph-rsid="001e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d84" officeooo:paragraph-rsid="00234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0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d84" officeooo:paragraph-rsid="0022b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4795" officeooo:paragraph-rsid="0021f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0ad7" officeooo:paragraph-rsid="00240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1500da"/>
    </style:style>
    <style:style style:name="T6" style:family="text">
      <style:text-properties officeooo:rsid="0015954a"/>
    </style:style>
    <style:style style:name="T7" style:family="text">
      <style:text-properties style:text-position="super 58%" officeooo:rsid="0015954a"/>
    </style:style>
    <style:style style:name="T8" style:family="text">
      <style:text-properties officeooo:rsid="0016e341"/>
    </style:style>
    <style:style style:name="T9" style:family="text">
      <style:text-properties officeooo:rsid="0017f557"/>
    </style:style>
    <style:style style:name="T10" style:family="text">
      <style:text-properties officeooo:rsid="001eb3b7"/>
    </style:style>
    <style:style style:name="T11" style:family="text">
      <style:text-properties officeooo:rsid="0022b951"/>
    </style:style>
    <style:style style:name="T12" style:family="text">
      <style:text-properties officeooo:rsid="002347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6">Opgave</text:p>
          </table:table-cell>
          <table:table-cell table:style-name="Tabel1.A1" office:value-type="string">
            <text:p text:style-name="P6">Permutatie</text:p>
          </table:table-cell>
          <table:table-cell table:style-name="Tabel1.C1" office:value-type="string">
            <text:p text:style-name="P8">Land</text:p>
          </table:table-cell>
          <table:table-cell table:style-name="Tabel1.A1" office:value-type="string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8">BANDEJA-PAISA</text:p>
          </table:table-cell>
          <table:table-cell table:style-name="Tabel1.C2" office:value-type="string">
            <text:p text:style-name="P8">Colombia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BDENR-AL</text:p>
          </table:table-cell>
          <table:table-cell table:style-name="Tabel1.B23" office:value-type="string">
            <text:p text:style-name="P14">LA-BANDERA</text:p>
          </table:table-cell>
          <table:table-cell table:style-name="Tabel1.C3" office:value-type="string">
            <text:p text:style-name="P14">Dominicaanse Republiek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8">BARRAMUNDI</text:p>
          </table:table-cell>
          <table:table-cell table:style-name="Tabel1.C2" office:value-type="string">
            <text:p text:style-name="P8">Australia / aboriginal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CDEHILNS</text:p>
          </table:table-cell>
          <table:table-cell table:style-name="Tabel1.B23" office:value-type="string">
            <text:p text:style-name="P10">ENCHILADAS</text:p>
          </table:table-cell>
          <table:table-cell table:style-name="Tabel1.C5" office:value-type="string">
            <text:p text:style-name="P10">Mexicaans (Tex-Mex)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7">PAELLA</text:p>
          </table:table-cell>
          <table:table-cell table:style-name="Tabel1.C2" office:value-type="string">
            <text:p text:style-name="P7">Spanje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AFMNS</text:p>
          </table:table-cell>
          <table:table-cell table:style-name="Tabel1.B23" office:value-type="string">
            <text:p text:style-name="P21"/>
          </table:table-cell>
          <table:table-cell table:style-name="Tabel1.C7" office:value-type="string">
            <text:p text:style-name="P21"/>
          </table:table-cell>
          <table:table-cell table:style-name="Tabel1.D7" office:value-type="string">
            <text:p text:style-name="P20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17"><text:span text:style-name="T4">BORN</text:span><text:span text:style-name="T3">&amp;</text:span><text:span text:style-name="T4">BRAISED</text:span></text:p>
          </table:table-cell>
          <table:table-cell table:style-name="Tabel1.C2" office:value-type="string">
            <text:p text:style-name="P12">Noord-Ier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BDOO</text:p>
          </table:table-cell>
          <table:table-cell table:style-name="Tabel1.B23" office:value-type="string">
            <text:p text:style-name="P21">ADOBO</text:p>
          </table:table-cell>
          <table:table-cell table:style-name="Tabel1.C9" office:value-type="string">
            <text:p text:style-name="P21">Filippijnen?</text:p>
          </table:table-cell>
          <table:table-cell table:style-name="Tabel1.D9" office:value-type="string">
            <text:p text:style-name="P20">Spanje/Portugal? <text:span text:style-name="T12">Dish?</text:span></text:p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7">MARIONBERRY-PIE</text:p>
          </table:table-cell>
          <table:table-cell table:style-name="Tabel1.C2" office:value-type="string">
            <text:p text:style-name="P7">Oregon, US?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BO-BOR-LOR</text:p>
          </table:table-cell>
          <table:table-cell table:style-name="Tabel1.B23" office:value-type="string">
            <text:p text:style-name="P15">BOR-LOR-BAO</text:p>
          </table:table-cell>
          <table:table-cell table:style-name="Tabel1.C11" office:value-type="string">
            <text:p text:style-name="P15">Hong Kong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DP-AHIT</text:p>
          </table:table-cell>
          <table:table-cell table:style-name="Tabel1.B23" office:value-type="string">
            <text:p text:style-name="P11">PAD-THAI</text:p>
          </table:table-cell>
          <table:table-cell table:style-name="Tabel1.C13" office:value-type="string">
            <text:p text:style-name="P11">Thailand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7">HAGGIS</text:p>
          </table:table-cell>
          <table:table-cell table:style-name="Tabel1.C2" office:value-type="string">
            <text:p text:style-name="P7">Schotland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GHIJKNöT</text:p>
          </table:table-cell>
          <table:table-cell table:style-name="Tabel1.B23" office:value-type="string">
            <text:p text:style-name="P5"/>
          </table:table-cell>
          <table:table-cell table:style-name="Tabel1.C15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13">BOLO-DE-ARROZ</text:p>
          </table:table-cell>
          <table:table-cell table:style-name="Tabel1.C2" office:value-type="string">
            <text:p text:style-name="P13">Portugal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APPSSUU</text:p>
          </table:table-cell>
          <table:table-cell table:style-name="Tabel1.B23" office:value-type="string">
            <text:p text:style-name="P5"/>
          </table:table-cell>
          <table:table-cell table:style-name="Tabel1.C15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18">BBEIOOT</text:p>
          </table:table-cell>
          <table:table-cell table:style-name="Tabel1.A2" office:value-type="string">
            <text:p text:style-name="P5"/>
          </table:table-cell>
          <table:table-cell table:style-name="Tabel1.C12">
            <text:p text:style-name="P5"/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BETTUU</text:p>
          </table:table-cell>
          <table:table-cell table:style-name="Tabel1.B23" office:value-type="string">
            <text:p text:style-name="P16">BETUTU</text:p>
          </table:table-cell>
          <table:table-cell table:style-name="Tabel1.C19" office:value-type="string">
            <text:p text:style-name="P16">Bali, Indonesië</text:p>
          </table:table-cell>
          <table:table-cell table:style-name="Tabel1.D3">
            <text:p text:style-name="P5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1">CHIMICHURRI</text:p>
          </table:table-cell>
          <table:table-cell table:style-name="Tabel1.C2" office:value-type="string">
            <text:p text:style-name="P11">Argentinië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3" office:value-type="string">
            <text:p text:style-name="P2">DEEEGIKNNP</text:p>
          </table:table-cell>
          <table:table-cell table:style-name="Tabel1.B23" office:value-type="string">
            <text:p text:style-name="P7">PEKINGEEND</text:p>
          </table:table-cell>
          <table:table-cell table:style-name="Tabel1.C21" office:value-type="string">
            <text:p text:style-name="P9">China?</text:p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6">POUTINE</text:p>
          </table:table-cell>
          <table:table-cell table:style-name="Tabel1.C2" office:value-type="string">
            <text:p text:style-name="P6">Canada?</text:p>
          </table:table-cell>
          <table:table-cell table:style-name="Tabel1.A2" office:value-type="string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GINOóRV</text:p>
          </table:table-cell>
          <table:table-cell table:style-name="Tabel1.B23" office:value-type="string">
            <text:p text:style-name="P5"/>
          </table:table-cell>
          <table:table-cell table:style-name="Tabel1.C15">
            <text:p text:style-name="P5"/>
          </table:table-cell>
          <table:table-cell table:style-name="Tabel1.D3">
            <text:p text:style-name="P5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6">SUSHI</text:p>
          </table:table-cell>
          <table:table-cell table:style-name="Tabel1.C2" office:value-type="string">
            <text:p text:style-name="P6">Japan</text:p>
          </table:table-cell>
          <table:table-cell table:style-name="Tabel1.D2">
            <text:p text:style-name="P5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B25" office:value-type="string">
            <text:p text:style-name="P19">KOTTU</text:p>
          </table:table-cell>
          <table:table-cell table:style-name="Tabel1.C25" office:value-type="string">
            <text:p text:style-name="P22">Sri Lanka</text:p>
          </table:table-cell>
          <table:table-cell table:style-name="Tabel1.D25">
            <text:p text:style-name="P5"/>
          </table:table-cell>
        </table:table-row>
      </table:table>
      <text:p text:style-name="P1"/>
      <text:p text:style-name="P3"><text:span text:style-name="T1">Names of </text:span><text:span text:style-name="T10">dishes</text:span><text:span text:style-name="T1">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; </text:span><text:span text:style-name="T2">then </text:span><text:span text:style-name="T1">names in </text:span><text:span text:style-name="T2">the </text:span><text:span text:style-name="T1">list).</text:span></text:p>
      <text:p text:style-name="P3"/>
      <text:p text:style-name="P4"><text:span text:style-name="T5">‘</text:span><text:span text:style-name="T6">Miss World’ landen? <text:s/>(70</text:span><text:span text:style-name="T7">e</text:span><text:span text:style-name="T6"> editie in 2021, dit jaar overgeslagen wegens </text:span><text:span text:style-name="T9">CoViD</text:span><text:span text:style-name="T8">-19</text:span><text:span text:style-name="T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Eenvoudige_20_rijen.1" style:display-name="Eenvoudige rijen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1-01-09T19:39:43.792426341</dc:date>
    <meta:editing-duration>PT13H34M49S</meta:editing-duration>
    <meta:editing-cycles>23</meta:editing-cycles>
    <meta:document-statistic meta:table-count="1" meta:image-count="0" meta:object-count="0" meta:page-count="1" meta:paragraph-count="66" meta:word-count="103" meta:character-count="791" meta:non-whitespace-character-count="753"/>
  </office:meta>
</office:document-meta>
</file>